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Noto Sans Symbols" svg:font-family="'Noto Sans Symbols'" style:font-family-generic="system"/>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4" style:family="paragraph" style:parent-style-name="Normal">
      <style:text-properties fo:color="#000000" loext:opacity="100%"/>
    </style:style>
    <style:style style:name="P5"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7"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8"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9" style:family="paragraph" style:parent-style-name="Normal">
      <style:text-properties fo:language="en" fo:country="US"/>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Normal">
      <style:paragraph-properties fo:margin-left="0.635cm" fo:margin-right="0cm" fo:text-indent="0cm" style:auto-text-indent="false">
        <style:tab-stops/>
      </style:paragraph-properties>
    </style:style>
    <style:style style:name="P13" style:family="paragraph" style:parent-style-name="List_20_Paragraph">
      <style:paragraph-properties fo:margin-left="0.635cm" fo:margin-right="0cm" fo:text-indent="0cm" style:auto-text-indent="false">
        <style:tab-stops/>
      </style:paragraph-properties>
    </style:style>
    <style:style style:name="P14"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15" style:family="paragraph" style:parent-style-name="Normal">
      <style:paragraph-properties fo:margin-top="0cm" fo:margin-bottom="0cm" style:contextual-spacing="false"/>
      <style:text-properties fo:font-weight="bold" style:font-weight-asian="bold"/>
    </style:style>
    <style:style style:name="P16" style:family="paragraph" style:parent-style-name="Normal">
      <style:text-properties fo:font-weight="bold" style:font-weight-asian="bold"/>
    </style:style>
    <style:style style:name="P17" style:family="paragraph" style:parent-style-name="Normal">
      <style:paragraph-properties fo:margin-top="0cm" fo:margin-bottom="0cm" style:contextual-spacing="false"/>
    </style:style>
    <style:style style:name="P18" style:family="paragraph" style:parent-style-name="Normal">
      <style:paragraph-properties fo:margin-left="3.251cm" fo:margin-right="0cm" fo:margin-top="0cm" fo:margin-bottom="0.353cm" style:contextual-spacing="false" fo:line-height="115%" fo:hyphenation-ladder-count="no-limit" fo:text-indent="0cm" style:auto-text-indent="false" style:vertical-align="auto">
        <style:tab-stops/>
      </style:paragraph-properties>
      <style:text-properties fo:hyphenate="true" loext:hyphenation-no-caps="false" loext:hyphenation-no-last-word="false" loext:hyphenation-word-char-count="no-limit" loext:hyphenation-zone="no-limit"/>
    </style:style>
    <style:style style:name="P19" style:family="paragraph" style:parent-style-name="List_20_Paragraph" style:list-style-name="L1"/>
    <style:style style:name="P20" style:family="paragraph" style:parent-style-name="List_20_Paragraph" style:list-style-name="L1">
      <style:text-properties style:font-name-complex="Calibri" style:font-size-complex="12.5pt"/>
    </style:style>
    <style:style style:name="P21" style:family="paragraph" style:parent-style-name="List_20_Paragraph" style:list-style-name="L2"/>
    <style:style style:name="P22" style:family="paragraph" style:parent-style-name="List_20_Paragraph" style:list-style-name="L3"/>
    <style:style style:name="P23" style:family="paragraph" style:parent-style-name="List_20_Paragraph" style:list-style-name="L4"/>
    <style:style style:name="P24" style:family="paragraph" style:parent-style-name="List_20_Paragraph" style:list-style-name="L5"/>
    <style:style style:name="P25" style:family="paragraph" style:parent-style-name="List_20_Paragraph" style:list-style-name="L6"/>
    <style:style style:name="P26" style:family="paragraph" style:parent-style-name="List_20_Paragraph" style:list-style-name="L7">
      <style:paragraph-properties fo:margin-left="0cm" fo:margin-right="0cm" fo:margin-top="0cm" fo:margin-bottom="0.353cm" style:contextual-spacing="false" fo:line-height="115%" fo:hyphenation-ladder-count="no-limit" fo:text-indent="-0.686cm" style:auto-text-indent="false" style:vertical-align="auto"/>
      <style:text-properties fo:hyphenate="true" loext:hyphenation-no-caps="false" loext:hyphenation-no-last-word="false" loext:hyphenation-word-char-count="no-limit" loext:hyphenation-zone="no-limit"/>
    </style:style>
    <style:style style:name="P27" style:family="paragraph" style:parent-style-name="List_20_Paragraph" style:list-style-name="L8"/>
    <style:style style:name="P28" style:family="paragraph" style:parent-style-name="List_20_Paragraph" style:list-style-name="L9"/>
    <style:style style:name="P29" style:family="paragraph" style:parent-style-name="List_20_Paragraph" style:list-style-name="L10"/>
    <style:style style:name="P30"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31" style:family="paragraph" style:parent-style-name="Normal">
      <style:text-properties officeooo:paragraph-rsid="0008cf33"/>
    </style:style>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style>
    <style:style style:name="T5" style:family="text">
      <style:text-properties fo:color="#0000cc" loext:opacity="100%" fo:font-weight="bold" style:font-weight-asian="bold" style:font-size-complex="12.5pt"/>
    </style:style>
    <style:style style:name="T6" style:family="text">
      <style:text-properties fo:color="#0000cc" loext:opacity="100%" fo:font-weight="bold" style:font-weight-asian="bold" style:font-size-complex="12.5pt" style:font-weight-complex="bold"/>
    </style:style>
    <style:style style:name="T7" style:family="text">
      <style:text-properties fo:color="#0000cc" loext:opacity="100%" style:font-name="Helvetica" fo:font-size="10pt" fo:font-weight="bold" fo:background-color="#ffffff" loext:char-shading-value="0" style:font-size-asian="10pt" style:font-weight-asian="bold" style:font-size-complex="10pt"/>
    </style:style>
    <style:style style:name="T8" style:family="text">
      <style:text-properties fo:color="#0000cc" loext:opacity="100%" style:font-size-complex="12.5pt"/>
    </style:style>
    <style:style style:name="T9" style:family="text">
      <style:text-properties fo:color="#000000" loext:opacity="100%"/>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style:font-name="Calibri" fo:font-size="12.5pt" style:font-size-asian="12.5pt" style:font-name-complex="Calibri" style:font-size-complex="12.5pt" style:font-style-complex="italic"/>
    </style:style>
    <style:style style:name="T12" style:family="text">
      <style:text-properties fo:color="#000000" loext:opacity="100%" style:font-name="Arial" fo:font-size="11pt" fo:font-style="italic" style:font-size-asian="11pt" style:font-style-asian="italic" style:font-name-complex="Arial" style:font-style-complex="italic"/>
    </style:style>
    <style:style style:name="T13" style:family="text">
      <style:text-properties fo:color="#000000" loext:opacity="100%" style:font-name-complex="Calibri" style:font-size-complex="12.5pt" style:font-style-complex="italic"/>
    </style:style>
    <style:style style:name="T14" style:family="text">
      <style:text-properties fo:color="#000000" loext:opacity="100%" style:font-size-complex="12.5pt"/>
    </style:style>
    <style:style style:name="T15" style:family="text">
      <style:text-properties fo:color="#000000" loext:opacity="100%" officeooo:rsid="00073764" style:font-size-complex="12.5pt"/>
    </style:style>
    <style:style style:name="T16" style:family="text">
      <style:text-properties fo:color="#000000" loext:opacity="100%" fo:font-style="italic" style:font-style-asian="italic"/>
    </style:style>
    <style:style style:name="T17" style:family="text">
      <style:text-properties fo:color="#0f27b1" loext:opacity="100%" fo:font-weight="bold" style:font-weight-asian="bold" style:font-size-complex="12.5pt" style:font-weight-complex="bold"/>
    </style:style>
    <style:style style:name="T18" style:family="text">
      <style:text-properties fo:color="#0f27b1" loext:opacity="100%" fo:font-weight="bold" officeooo:rsid="00034f95" style:font-weight-asian="bold" style:font-size-complex="12.5pt" style:font-weight-complex="bold"/>
    </style:style>
    <style:style style:name="T19" style:family="text">
      <style:text-properties fo:font-style="italic" fo:font-weight="bold" style:font-style-asian="italic" style:font-weight-asian="bold"/>
    </style:style>
    <style:style style:name="T20" style:family="text">
      <style:text-properties fo:font-style="italic" style:font-style-asian="italic"/>
    </style:style>
    <style:style style:name="T21" style:family="text">
      <style:text-properties style:font-name="Calibri" fo:font-size="12.5pt" style:font-size-asian="12.5pt" style:font-name-complex="Calibri" style:font-size-complex="12.5pt"/>
    </style:style>
    <style:style style:name="T22" style:family="text">
      <style:text-properties fo:color="#202124" loext:opacity="100%" style:font-name="Calibri" fo:font-size="12.5pt" fo:background-color="#ffffff" loext:char-shading-value="0" style:font-size-asian="12.5pt" style:font-name-complex="Calibri" style:font-size-complex="12.5pt"/>
    </style:style>
    <style:style style:name="T23" style:family="text">
      <style:text-properties style:font-name-complex="Calibri" style:font-size-complex="12.5pt"/>
    </style:style>
    <style:style style:name="T24"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25" style:family="text">
      <style:text-properties fo:font-weight="bold" style:font-weight-asian="bold"/>
    </style:style>
    <style:style style:name="T26" style:family="text">
      <style:text-properties fo:font-size="12pt" style:font-name-asian="Arial" style:font-size-asian="12pt" style:font-size-complex="12pt"/>
    </style:style>
    <style:style style:name="T27" style:family="text">
      <style:text-properties officeooo:rsid="00073764"/>
    </style:style>
    <style:style style:name="T28" style:family="text">
      <style:text-properties officeooo:rsid="0008cf33"/>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7LV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_5f_CharLFO7LV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text:style-name="WW_5f_CharLFO7LVL4" loext:num-list-format="%4%" text:bullet-char="●">
        <style:list-level-properties text:list-level-position-and-space-mode="label-alignment">
          <style:list-level-label-alignment text:label-followed-by="listtab" fo:text-indent="-1.141cm" fo:margin-left="3.048cm"/>
        </style:list-level-properties>
        <style:text-properties style:font-name="Noto Sans Symbols"/>
      </text:list-level-style-bullet>
      <text:list-level-style-bullet text:level="5" text:style-name="WW_5f_CharLFO7LVL5" loext:num-list-format="%5%" text:bullet-char="o">
        <style:list-level-properties text:list-level-position-and-space-mode="label-alignment">
          <style:list-level-label-alignment text:label-followed-by="listtab" fo:text-indent="-1.397cm" fo:margin-left="3.937cm"/>
        </style:list-level-properties>
        <style:text-properties style:font-name="Courier New"/>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Proposal Pack</text:p>
      <text:p text:style-name="P3">Attachment 1: About the procurement</text:p>
      <text:p text:style-name="P3"/>
      <text:p text:style-name="P5"><text:bookmark-start text:name="_Hlk95926626"/>«Insert Procurement Title»</text:p>
      <text:p text:style-name="P2"><text:span text:style-name="Default_20_Paragraph_20_Font"><text:span text:style-name="T10">Reference: </text:span></text:span><text:bookmark-start text:name="_Hlk92685062"/><text:span text:style-name="Default_20_Paragraph_20_Font"><text:span text:style-name="T6">«</text:span></text:span><text:bookmark-end text:name="_Hlk92685062"/><text:span text:style-name="Default_20_Paragraph_20_Font"><text:span text:style-name="T6">Insert Event id»</text:span></text:span></text:p>
      <text:p text:style-name="P5"><text:bookmark-end text:name="_Hlk95926626"/></text:p>
      <text:p text:style-name="P5"/>
      <text:p text:style-name="P3">a ‘call-off direct award’ in relation to</text:p>
      <text:p text:style-name="P2"><text:span text:style-name="Default_20_Paragraph_20_Font"><text:span text:style-name="T6">«Insert Lot id» «Insert Lot Name»</text:span></text:span></text:p>
      <text:p text:style-name="P6">«Insert Commercial Agreement name» («Insert Commercial Agreement id»)</text:p>
      <text:p text:style-name="P3"/>
      <text:p text:style-name="P3"/>
      <text:p text:style-name="P2"><text:bookmark-start text:name="_Hlk96322841"/><text:span text:style-name="Default_20_Paragraph_20_Font"><text:span text:style-name="T10">Buyer</text:span></text:span></text:p>
      <text:p text:style-name="P2"><text:span text:style-name="Default_20_Paragraph_20_Font"><text:span text:style-name="T5">«Insert Name of Buyer»</text:span></text:span> </text:p>
      <text:p text:style-name="P3"/>
      <text:p text:style-name="P2"><text:bookmark-start text:name="_Hlk96322526"/><text:bookmark-end text:name="_Hlk96322841"/></text:p>
      <text:p text:style-name="P7"><text:bookmark-end text:name="_Hlk96322526"/></text:p>
      <text:p text:style-name="Normal"/>
      <text:p text:style-name="TOC_20_Heading">Contents</text:p>
      <text:p text:style-name="P9"/>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112060998" office:target-frame-name="_top" xlink:show="replace" text:style-name="Internet_20_link" text:visited-style-name="Visited_20_Internet_20_Link"><text:span text:style-name="Hyperlink">About the bid pack</text:span><text:tab/>3</text:a></text:p>
          <text:p text:style-name="P10"><text:a xlink:type="simple" xlink:href="#_Toc112060999" office:target-frame-name="_top" xlink:show="replace" text:style-name="Internet_20_link" text:visited-style-name="Visited_20_Internet_20_Link"><text:span text:style-name="Hyperlink">The opportunity</text:span><text:tab/>4</text:a></text:p>
          <text:p text:style-name="P10"><text:a xlink:type="simple" xlink:href="#_Toc112061000" office:target-frame-name="_top" xlink:show="replace" text:style-name="Internet_20_link" text:visited-style-name="Visited_20_Internet_20_Link"><text:span text:style-name="Hyperlink">What You Need To Know</text:span><text:tab/>5</text:a></text:p>
          <text:p text:style-name="P11"><text:a xlink:type="simple" xlink:href="#_Toc112061001" office:target-frame-name="_top" xlink:show="replace" text:style-name="Internet_20_link" text:visited-style-name="Visited_20_Internet_20_Link"><text:span text:style-name="Hyperlink">What ‘We’ and ‘You’ Means:</text:span><text:tab/>5</text:a></text:p>
          <text:p text:style-name="P10"><text:a xlink:type="simple" xlink:href="#_Toc112061002" office:target-frame-name="_top" xlink:show="replace" text:style-name="Internet_20_link" text:visited-style-name="Visited_20_Internet_20_Link"><text:span text:style-name="Hyperlink">Timelines for the competition</text:span><text:tab/>6</text:a></text:p>
          <text:p text:style-name="P10"><text:a xlink:type="simple" xlink:href="#_Toc112061003" office:target-frame-name="_top" xlink:show="replace" text:style-name="Internet_20_link" text:visited-style-name="Visited_20_Internet_20_Link"><text:span text:style-name="Hyperlink">When and how to ask questions</text:span><text:tab/>7</text:a></text:p>
          <text:p text:style-name="P10"><text:a xlink:type="simple" xlink:href="#_Toc112061004" office:target-frame-name="_top" xlink:show="replace" text:style-name="Internet_20_link" text:visited-style-name="Visited_20_Internet_20_Link"><text:span text:style-name="Hyperlink">Making the Process Work</text:span><text:tab/>8</text:a></text:p>
          <text:p text:style-name="P11"><text:a xlink:type="simple" xlink:href="#_Toc112061005" office:target-frame-name="_top" xlink:show="replace" text:style-name="Internet_20_link" text:visited-style-name="Visited_20_Internet_20_Link"><text:span text:style-name="Hyperlink">What you can expect from us</text:span><text:tab/>8</text:a></text:p>
          <text:p text:style-name="P11"><text:a xlink:type="simple" xlink:href="#_Toc112061006" office:target-frame-name="_top" xlink:show="replace" text:style-name="Internet_20_link" text:visited-style-name="Visited_20_Internet_20_Link"><text:span text:style-name="Hyperlink">What we expect from you</text:span><text:tab/>8</text:a></text:p>
          <text:p text:style-name="P11"><text:a xlink:type="simple" xlink:href="#_Toc112061007" office:target-frame-name="_top" xlink:show="replace" text:style-name="Internet_20_link" text:visited-style-name="Visited_20_Internet_20_Link"><text:span text:style-name="Hyperlink">Contracting arrangements</text:span><text:tab/>8</text:a></text:p>
          <text:p text:style-name="P11"><text:a xlink:type="simple" xlink:href="#_Toc112061008" office:target-frame-name="_top" xlink:show="replace" text:style-name="Internet_20_link" text:visited-style-name="Visited_20_Internet_20_Link"><text:span text:style-name="Hyperlink">Bidder conduct and conflicts of interest</text:span><text:tab/>8</text:a></text:p>
          <text:p text:style-name="P11"><text:a xlink:type="simple" xlink:href="#_Toc112061009" office:target-frame-name="_top" xlink:show="replace" text:style-name="Internet_20_link" text:visited-style-name="Visited_20_Internet_20_Link"><text:span text:style-name="Hyperlink">Publicity</text:span><text:tab/>9</text:a></text:p>
          <text:p text:style-name="P11"><text:a xlink:type="simple" xlink:href="#_Toc112061010" office:target-frame-name="_top" xlink:show="replace" text:style-name="Internet_20_link" text:visited-style-name="Visited_20_Internet_20_Link"><text:span text:style-name="Hyperlink">Our rights</text:span><text:tab/>9</text:a></text:p>
          <text:p text:style-name="P11"><text:a xlink:type="simple" xlink:href="#_Toc112061011" office:target-frame-name="_top" xlink:show="replace" text:style-name="Internet_20_link" text:visited-style-name="Visited_20_Internet_20_Link"><text:span text:style-name="Hyperlink">Consequences of misrepresentation</text:span><text:tab/>10</text:a></text:p>
          <text:p text:style-name="P11"><text:a xlink:type="simple" xlink:href="#_Toc112061012" office:target-frame-name="_top" xlink:show="replace" text:style-name="Internet_20_link" text:visited-style-name="Visited_20_Internet_20_Link"><text:span text:style-name="Hyperlink">Proposal costs</text:span><text:tab/>10</text:a></text:p>
          <text:p text:style-name="P11"><text:a xlink:type="simple" xlink:href="#_Toc112061013" office:target-frame-name="_top" xlink:show="replace" text:style-name="Internet_20_link" text:visited-style-name="Visited_20_Internet_20_Link"><text:span text:style-name="Hyperlink">Warnings and disclaimers</text:span><text:tab/>10</text:a></text:p>
          <text:p text:style-name="P11"><text:a xlink:type="simple" xlink:href="#_Toc112061014" office:target-frame-name="_top" xlink:show="replace" text:style-name="Internet_20_link" text:visited-style-name="Visited_20_Internet_20_Link"><text:span text:style-name="Hyperlink">Intellectual Property Rights</text:span><text:tab/>10</text:a></text:p>
        </text:index-body>
      </text:table-of-content>
      <text:p text:style-name="Normal"/>
      <text:p text:style-name="P8"/>
      <text:p text:style-name="P7"/>
      <text:h text:style-name="Heading_20_1" text:outline-level="1"><text:bookmark-start text:name="_Toc112060998"/><text:bookmark-start text:name="_Toc111818214"/><text:bookmark-start text:name="_Toc111560520"/><text:bookmark-start text:name="_Toc95972668"/>About the bid pack<text:bookmark-end text:name="_Toc112060998"/><text:bookmark-end text:name="_Toc111818214"/><text:bookmark-end text:name="_Toc111560520"/><text:bookmark-end text:name="_Toc95972668"/></text:h>
      <text:p text:style-name="Normal"><text:bookmark-start text:name="_Toc92688238"/>You are invited to submit a proposal for <text:span text:style-name="Default_20_Paragraph_20_Font"><text:span text:style-name="T17">«Insert Procurement Title» (</text:span></text:span><text:span text:style-name="Default_20_Paragraph_20_Font"><text:span text:style-name="T6">«Insert Event id») </text:span></text:span>on a direct award basis,</text:p>
      <text:p text:style-name="Normal">The <text:span text:style-name="T27">proposal</text:span> pack received comprises the following:</text:p>
      <text:list xml:id="list3842798349" text:style-name="L1">
        <text:list-item>
          <text:p text:style-name="P19">About the procurement <text:span text:style-name="Default_20_Paragraph_20_Font"><text:span text:style-name="T19">(this document)</text:span></text:span></text:p>
        </text:list-item>
      </text:list>
      <text:p text:style-name="P12">– what the opportunity is,</text:p>
      <text:p text:style-name="P12">– what the timelines for this competition are</text:p>
      <text:p text:style-name="P12">– how to ask clarification questions</text:p>
      <text:p text:style-name="P12">– defines the rules for this competition i.e. ‘Making the competition work’</text:p>
      <text:list xml:id="list182355346311514" text:continue-numbering="true" text:style-name="L1">
        <text:list-item>
          <text:p text:style-name="P19">How to bid including evaluation criteria</text:p>
        </text:list-item>
      </text:list>
      <text:p text:style-name="P12">– guidance on the selection and award questionnaires and how we will assess your bid</text:p>
      <text:list xml:id="list182355364379716" text:continue-numbering="true" text:style-name="L1">
        <text:list-item>
          <text:p text:style-name="P19"><text:bookmark-start text:name="_Hlk96322655"/>Statement of requirements</text:p>
        </text:list-item>
      </text:list>
      <text:p text:style-name="P14"><text:span text:style-name="Default_20_Paragraph_20_Font"><text:span text:style-name="T21">– </text:span></text:span><text:span text:style-name="Default_20_Paragraph_20_Font"><text:span text:style-name="T22"> </text:span></text:span><text:span text:style-name="Default_20_Paragraph_20_Font"><text:span text:style-name="T11">provides detailed information about the us, the goods/services that are required, milestones, deliverables, service levels/performance and payment method.</text:span></text:span></text:p>
      <text:list xml:id="list182355518755878" text:continue-numbering="true" text:style-name="L1">
        <text:list-item>
          <text:p text:style-name="P20">Price schedule</text:p>
        </text:list-item>
      </text:list>
      <text:p text:style-name="P13"><text:span text:style-name="Default_20_Paragraph_20_Font"><text:span text:style-name="T23">–</text:span></text:span><text:span text:style-name="Default_20_Paragraph_20_Font"><text:span text:style-name="T12"> </text:span></text:span><text:span text:style-name="Default_20_Paragraph_20_Font"><text:span text:style-name="T13">use this attachment to provide your fully populated price for the goods/service required.</text:span></text:span></text:p>
      <text:list xml:id="list182354350887250" text:continue-numbering="true" text:style-name="L1">
        <text:list-item>
          <text:p text:style-name="P19">Terms and conditions/order form/contractual documentation</text:p>
        </text:list-item>
      </text:list>
      <text:p text:style-name="P13">– providing the contractual documentation which will need to be signed at the end of the procurement</text:p>
      <text:p text:style-name="Normal"><text:bookmark-end text:name="_Hlk96322655"/>Please ensure you read all the attachments.</text:p>
      <text:p text:style-name="Normal">The guidance, information and instructions provided are there to help you to make your best bid.</text:p>
      <text:p text:style-name="Normal"><text:span text:style-name="Default_20_Paragraph_20_Font"><text:span text:style-name="T9">If you are not interested to bid, it is requested that a reason be submitted via </text:span></text:span><text:bookmark-start text:name="_Hlk96059692"/><text:span text:style-name="Default_20_Paragraph_20_Font"><text:span text:style-name="T9">the </text:span></text:span>Crown Commercial Services e-Sourcing Suite<text:bookmark-end text:name="_Hlk96059692"/> - <text:span text:style-name="Default_20_Paragraph_20_Font"><text:span text:style-name="T24">https://crowncommercialservice.bravosolution.co.uk/web/login.html</text:span></text:span> <text:s/><text:span text:style-name="Default_20_Paragraph_20_Font"><text:span text:style-name="T9">as this is valuable feedback for the Buyer to consider.</text:span></text:span></text:p>
      <text:p text:style-name="Normal">If anything isn’t clear, see section ‘When and how to ask questions’.</text:p>
      <text:p text:style-name="P7"/>
      <text:p text:style-name="Normal"/>
      <text:h text:style-name="Heading_20_1" text:outline-level="1"><text:bookmark-start text:name="_Toc112060999"/><text:bookmark-start text:name="_Toc111818215"/><text:bookmark-start text:name="_Toc111560521"/><text:bookmark-start text:name="_Toc95972669"/><text:bookmark-end text:name="_Toc92688238"/>The opportunity<text:bookmark-end text:name="_Toc112060999"/><text:bookmark-end text:name="_Toc111818215"/><text:bookmark-end text:name="_Toc111560521"/><text:bookmark-end text:name="_Toc95972669"/></text:h>
      <text:p text:style-name="Normal">This Procurement will establish a single Supplier Contract for the purchase of <text:span text:style-name="Default_20_Paragraph_20_Font"><text:span text:style-name="T17">«Insert </text:span></text:span><text:span text:style-name="Default_20_Paragraph_20_Font"><text:span text:style-name="T18">P</text:span></text:span><text:span text:style-name="Default_20_Paragraph_20_Font"><text:span text:style-name="T17">rocurement </text:span></text:span><text:span text:style-name="Default_20_Paragraph_20_Font"><text:span text:style-name="T18">T</text:span></text:span><text:span text:style-name="Default_20_Paragraph_20_Font"><text:span text:style-name="T17">itle»</text:span></text:span>. <text:s/></text:p>
      <text:p text:style-name="Normal">The Services required are described in detail within the document ‘Statement of Requirements’.</text:p>
      <text:p text:style-name="Normal">The ‘Statement of Requirements’ includes information you need to write your bid which will also be inserted into the contract at the point of award.</text:p>
      <text:p text:style-name="Normal">The Contract is being offered under <text:span text:style-name="Default_20_Paragraph_20_Font"><text:span text:style-name="T5">«Insert Lot id» «Insert Lot Name» «Insert Commercial Agreement name» («Insert Commercial Agreement id») </text:span></text:span>which will govern any resultant Contract.</text:p>
      <text:p text:style-name="Normal">The Procurement Lead is managing this Procurement in accordance with the Public Contracts Regulations 2015. This is a call off contract and as such the Buyer cannot guarantee volumes of work.</text:p>
      <text:p text:style-name="P7"/>
      <text:p text:style-name="Normal"/>
      <text:h text:style-name="Heading_20_1" text:outline-level="1"><text:bookmark-start text:name="_Toc112061000"/><text:bookmark-start text:name="_Toc111818216"/><text:bookmark-start text:name="_Toc111560522"/><text:bookmark-start text:name="_Toc95972670"/>What You Need To Know<text:bookmark-end text:name="_Toc112061000"/><text:bookmark-end text:name="_Toc111818216"/><text:bookmark-end text:name="_Toc111560522"/><text:bookmark-end text:name="_Toc95972670"/><text:line-break/></text:h>
      <text:h text:style-name="Heading_20_2" text:outline-level="2"><text:bookmark-start text:name="_Toc112061001"/><text:bookmark-start text:name="_Toc111818217"/><text:bookmark-start text:name="_Toc111560523"/><text:bookmark-start text:name="_Toc95972671"/>What ‘We’ and ‘You’ Means:<text:bookmark-end text:name="_Toc112061001"/><text:bookmark-end text:name="_Toc111818217"/><text:bookmark-end text:name="_Toc111560523"/><text:bookmark-end text:name="_Toc95972671"/></text:h>
      <text:list text:style-name="L2">
        <text:list-item>
          <text:p text:style-name="P21"><text:span text:style-name="Default_20_Paragraph_20_Font"><text:span text:style-name="T14">When we use ‘we’, ‘us’, ‘our’, or Buyer we mean </text:span></text:span><text:span text:style-name="Default_20_Paragraph_20_Font"><text:span text:style-name="T7">«Insert Name of Buyer»</text:span></text:span><text:span text:style-name="Default_20_Paragraph_20_Font"><text:span text:style-name="T8"> </text:span></text:span><text:span text:style-name="Default_20_Paragraph_20_Font"><text:span text:style-name="T14">(the 'Buyer') who are requesting information on the ability to provide the proposed goods/services</text:span></text:span></text:p>
        </text:list-item>
        <text:list-item>
          <text:p text:style-name="P21"><text:span text:style-name="Default_20_Paragraph_20_Font"><text:span text:style-name="T14">When we use ‘you’ or ‘your’ we mean your organisation, or the organisation you represent, in completing a response to this </text:span></text:span><text:span text:style-name="Default_20_Paragraph_20_Font"><text:span text:style-name="T15">Proposal</text:span></text:span><text:span text:style-name="Default_20_Paragraph_20_Font"><text:span text:style-name="T14"> Pack</text:span></text:span></text:p>
        </text:list-item>
        <text:list-item>
          <text:p text:style-name="P21"><text:span text:style-name="Default_20_Paragraph_20_Font"><text:span text:style-name="T14">The Public Contracts Regulations 2015 (“the Regulations”) regulate how we procure. This means that we and you have to follow processes that are fair, transparent and equitable for all bidders</text:span></text:span></text:p>
        </text:list-item>
      </text:list>
      <text:p text:style-name="P7"/>
      <text:h text:style-name="Heading_20_1" text:outline-level="1"><text:bookmark-start text:name="_Hlk95974457"/><text:bookmark-start text:name="_Toc112061002"/><text:bookmark-start text:name="_Toc111818218"/><text:bookmark-start text:name="_Toc111560524"/><text:bookmark-start text:name="_Toc95972672"/>Timelines for the competition<text:bookmark-end text:name="_Toc112061002"/><text:bookmark-end text:name="_Toc111818218"/><text:bookmark-end text:name="_Toc111560524"/><text:bookmark-end text:name="_Toc95972672"/></text:h>
      <text:p text:style-name="P4"><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table-cell table:style-name="Table1.A1" office:value-type="string">
            <text:p text:style-name="P15">Time / Date</text:p>
          </table:table-cell>
          <table:table-cell table:style-name="Table1.A1" office:value-type="string">
            <text:p text:style-name="P15">Activity</text:p>
          </table:table-cell>
        </table:table-row>
        <table:table-row>
          <table:table-cell table:style-name="Table1.A1" office:value-type="string">
            <text:p text:style-name="P17"><text:span text:style-name="Default_20_Paragraph_20_Font"><text:span text:style-name="T4">«Insert Time, Date, Month, Year of #1»</text:span></text:span></text:p>
          </table:table-cell>
          <table:table-cell table:style-name="Table1.A1" office:value-type="string">
            <text:p text:style-name="P17">Direct Award publish date</text:p>
          </table:table-cell>
        </table:table-row>
        <table:table-row>
          <table:table-cell table:style-name="Table1.A1" office:value-type="string">
            <text:p text:style-name="P17"><text:span text:style-name="Default_20_Paragraph_20_Font"><text:span text:style-name="T4">«Insert Time, Date, Month, Year of #2»</text:span></text:span></text:p>
          </table:table-cell>
          <table:table-cell table:style-name="Table1.A1" office:value-type="string">
            <text:p text:style-name="P17">Clarification period closes <text:line-break/>(“<text:span text:style-name="Default_20_Paragraph_20_Font"><text:span text:style-name="T25">Bid Clarification Deadline</text:span></text:span>”)</text:p>
          </table:table-cell>
        </table:table-row>
        <table:table-row>
          <table:table-cell table:style-name="Table1.A1" office:value-type="string">
            <text:p text:style-name="P17"><text:span text:style-name="Default_20_Paragraph_20_Font"><text:span text:style-name="T4">«Insert Time, Date, Month, Year of #3»</text:span></text:span></text:p>
          </table:table-cell>
          <table:table-cell table:style-name="Table1.A1" office:value-type="string">
            <text:p text:style-name="P17">Deadline for the publication of responses to Clarification questions</text:p>
          </table:table-cell>
        </table:table-row>
        <table:table-row>
          <table:table-cell table:style-name="Table1.A1" office:value-type="string">
            <text:p text:style-name="P17"><text:span text:style-name="Default_20_Paragraph_20_Font"><text:span text:style-name="T4">«Insert Time, Date, Month, Year of #4»</text:span></text:span></text:p>
          </table:table-cell>
          <table:table-cell table:style-name="Table1.A1" office:value-type="string">
            <text:p text:style-name="P17">Deadline for submission of proposal <text:line-break/>(<text:span text:style-name="Default_20_Paragraph_20_Font"><text:span text:style-name="T25">“Bid Submission Deadline”</text:span></text:span>)</text:p>
          </table:table-cell>
        </table:table-row>
        <table:table-row>
          <table:table-cell table:style-name="Table1.A1" office:value-type="string">
            <text:p text:style-name="Normal"><text:span text:style-name="Default_20_Paragraph_20_Font"><text:span text:style-name="T4">«Insert Time, Date, Month, Year of #9»</text:span></text:span></text:p>
          </table:table-cell>
          <table:table-cell table:style-name="Table1.A1" office:value-type="string">
            <text:p text:style-name="Normal">Proposed Award Date of Contract</text:p>
          </table:table-cell>
        </table:table-row>
        <table:table-row>
          <table:table-cell table:style-name="Table1.A1" office:value-type="string">
            <text:p text:style-name="Normal"><text:span text:style-name="Default_20_Paragraph_20_Font"><text:span text:style-name="T4">«Insert Time, Date, Month, Year of #10»</text:span></text:span></text:p>
          </table:table-cell>
          <table:table-cell table:style-name="Table1.A1" office:value-type="string">
            <text:p text:style-name="Normal">Expected execution (signature) date for Contract</text:p>
          </table:table-cell>
        </table:table-row>
        <table:table-row>
          <table:table-cell table:style-name="Table1.A8" office:value-type="string">
            <text:p text:style-name="Normal"><text:span text:style-name="Default_20_Paragraph_20_Font"><text:span text:style-name="T4">«Insert Time, Date, Month, Year of #11»</text:span></text:span></text:p>
          </table:table-cell>
          <table:table-cell table:style-name="Table1.A8" office:value-type="string">
            <text:p text:style-name="Normal">Expected commencement date for Contract</text:p>
          </table:table-cell>
        </table:table-row>
      </table:table>
      <text:p text:style-name="Normal"/>
      <text:p text:style-name="P7"/>
      <text:h text:style-name="Heading_20_1" text:outline-level="1"><text:bookmark-start text:name="_Toc112061003"/><text:bookmark-start text:name="_Toc111818219"/><text:bookmark-start text:name="_Toc111560525"/><text:bookmark-start text:name="_Toc95972673"/>When and how to ask questions<text:bookmark-end text:name="_Toc112061003"/><text:bookmark-end text:name="_Toc111818219"/><text:bookmark-end text:name="_Toc111560525"/><text:bookmark-end text:name="_Toc95972673"/></text:h>
      <text:p text:style-name="Normal">We hope everything is clear after you’ve read this <text:span text:style-name="T28">proposal</text:span> pack.</text:p>
      <text:p text:style-name="Normal">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Normal">You need to send your questions through the Crown Commercial Services e-Sourcing Suite - <text:span text:style-name="Default_20_Paragraph_20_Font"><text:span text:style-name="T24">https://crowncommercialservice.bravosolution.co.uk/web/login.html</text:span></text:span>. <text:s/>This is the only way we can communicate with <text:span text:style-name="T28">you</text:span>. <text:s/>Try to ensure your question is specific and clear. </text:p>
      <text:p text:style-name="Normal">Remember that you can ask us questions about the <text:span text:style-name="T28">opportunity</text:span> but please do not attempt to ‘negotiate’ the terms. <text:s/>All contract awards will be subject to the terms and conditions identified in this <text:span text:style-name="T28">Proposal</text:span> Pack.</text:p>
      <text:p text:style-name="P7"/>
      <text:p text:style-name="Normal"/>
      <text:h text:style-name="Heading_20_1" text:outline-level="1"><text:bookmark-start text:name="_Toc112061004"/><text:bookmark-start text:name="_Toc111818220"/><text:bookmark-start text:name="_Toc111560526"/><text:bookmark-start text:name="_Toc95972674"/>Making the Process Work<text:bookmark-end text:name="_Toc112061004"/><text:bookmark-end text:name="_Toc111818220"/><text:bookmark-end text:name="_Toc111560526"/><text:bookmark-end text:name="_Toc95972674"/></text:h>
      <text:p text:style-name="Normal">We run our direct awards so that they are fair and transparent. This section sets out the rules of this process.<text:line-break/></text:p>
      <text:h text:style-name="Heading_20_2" text:outline-level="2"><text:bookmark-start text:name="_Toc112061005"/><text:bookmark-start text:name="_Toc111818221"/><text:bookmark-start text:name="_Toc111560527"/><text:bookmark-start text:name="_Toc95972675"/>What you can expect from us<text:bookmark-end text:name="_Toc112061005"/><text:bookmark-end text:name="_Toc111818221"/><text:bookmark-end text:name="_Toc111560527"/><text:bookmark-end text:name="_Toc95972675"/></text:h>
      <text:p text:style-name="Normal">We will not share any information from your bid with third parties, apart from stakeholders in the competition, which you have identified as being confidential or commercially sensitive. M However, we may share this information but only in line with the Regulations, the Freedom of Information Act 2000 (FOIA) or any other law as applicable.<text:line-break/></text:p>
      <text:h text:style-name="Heading_20_2" text:outline-level="2"><text:bookmark-start text:name="_Toc112061006"/><text:bookmark-start text:name="_Toc111818222"/><text:bookmark-start text:name="_Toc111560528"/><text:bookmark-start text:name="_Toc95972676"/>What we expect from you<text:bookmark-end text:name="_Toc112061006"/><text:bookmark-end text:name="_Toc111818222"/><text:bookmark-end text:name="_Toc111560528"/><text:bookmark-end text:name="_Toc95972676"/></text:h>
      <text:p text:style-name="Normal">You must comply with the rules in this Proposal Pack and any other instructions given by us. <text:s/>You must also ensure members of your consortium (if relevant), group companies, subcontractors or advisers comply.</text:p>
      <text:p text:style-name="Normal">You may:</text:p>
      <text:list text:style-name="L3">
        <text:list-item>
          <text:p text:style-name="P22">Submit more than one proposed approach</text:p>
        </text:list-item>
        <text:list-item>
          <text:p text:style-name="P22">Your proposal must remain valid for 90 days after the bid submission deadline.</text:p>
        </text:list-item>
        <text:list-item>
          <text:p text:style-name="P22">You must submit your bid in English through the Crown Commercial Services e-Sourcing Suite - <text:a xlink:type="simple" xlink:href="https://crowncommercialservice.bravosolution.co.uk/web/login.html" office:target-frame-name="_top" xlink:show="replace" text:style-name="Internet_20_link" text:visited-style-name="Visited_20_Internet_20_Link"><text:span text:style-name="Hyperlink">https://crowncommercialservice.bravosolution.co.uk/web/login.html</text:span></text:a>.</text:p>
        </text:list-item>
      </text:list>
      <text:p text:style-name="Normal"><text:span text:style-name="Default_20_Paragraph_20_Font"><text:span text:style-name="T9">Your submission must be in the format define in </text:span></text:span><text:span text:style-name="Default_20_Paragraph_20_Font"><text:span text:style-name="T16">2. </text:span></text:span><text:span text:style-name="Default_20_Paragraph_20_Font"><text:span text:style-name="T20">How to bid<text:line-break/></text:span></text:span></text:p>
      <text:h text:style-name="Heading_20_2" text:outline-level="2"><text:bookmark-start text:name="_Toc112061007"/><text:bookmark-start text:name="_Toc111818223"/><text:bookmark-start text:name="_Toc111560530"/><text:bookmark-start text:name="_Toc95972678"/>Contracting arrangements<text:bookmark-end text:name="_Toc112061007"/><text:bookmark-end text:name="_Toc111818223"/><text:bookmark-end text:name="_Toc111560530"/><text:bookmark-end text:name="_Toc95972678"/></text:h>
      <text:p text:style-name="Normal">Only you or, as applicable, your subcontractors (as set out in your bid) or consortium members (if relevant) can provide goods and/or services through the contract.<text:line-break/></text:p>
      <text:h text:style-name="Heading_20_2" text:outline-level="2"><text:bookmark-start text:name="_Toc112061008"/><text:bookmark-start text:name="_Toc111818224"/><text:bookmark-start text:name="_Toc111560531"/><text:bookmark-start text:name="_Toc95972679"/>Bidder conduct and conflicts of interest<text:bookmark-end text:name="_Toc112061008"/><text:bookmark-end text:name="_Toc111818224"/><text:bookmark-end text:name="_Toc111560531"/><text:bookmark-end text:name="_Toc95972679"/></text:h>
      <text:p text:style-name="Normal">You must not attempt to influence the contract award process. For example, you must not ever directly or indirectly:</text:p>
      <text:list text:style-name="L4">
        <text:list-item>
          <text:p text:style-name="P23">Collude with others over the content and submission of bids. However, you may work in good faith with a proposed partner, supplier, consortium member (if relevant) or provider of finance</text:p>
        </text:list-item>
        <text:list-item>
          <text:p text:style-name="P23">Canvass our staff or advisors about this competition</text:p>
        </text:list-item>
        <text:list-item>
          <text:p text:style-name="P23">Try to get information from any of our and/or Buyer staff or advisors about <text:span text:style-name="T28">this proposal process</text:span></text:p>
        </text:list-item>
      </text:list>
      <text:p text:style-name="P31"><text:soft-page-break/>You must ensure that no conflicts of interest exist between you and the us. <text:s/>If you do not tell us about a known conflict this may later affect our ability to offer a contract. <text:s/>We may also exclude you if a conflict cannot be dealt with in any other way.<text:line-break/></text:p>
      <text:p text:style-name="P16">Confidentiality and Freedom of Information</text:p>
      <text:p text:style-name="Normal">You must keep the contents of this <text:span text:style-name="T28">Proposal</text:span> Pack confidential (including the fact that you have received it). <text:s/>This obligation does not apply to anything you have to do to:</text:p>
      <text:list text:style-name="L5">
        <text:list-item>
          <text:p text:style-name="P24">Submit a bid</text:p>
        </text:list-item>
        <text:list-item>
          <text:p text:style-name="P24">Comply with a legal obligation</text:p>
        </text:list-item>
      </text:list>
      <text:p text:style-name="P12"/>
      <text:h text:style-name="Heading_20_2" text:outline-level="2"><text:bookmark-start text:name="_Toc112061009"/><text:bookmark-start text:name="_Toc111818225"/><text:bookmark-start text:name="_Toc111560532"/><text:bookmark-start text:name="_Toc95972680"/>Publicity<text:bookmark-end text:name="_Toc112061009"/><text:bookmark-end text:name="_Toc111818225"/><text:bookmark-end text:name="_Toc111560532"/><text:bookmark-end text:name="_Toc95972680"/></text:h>
      <text:p text:style-name="Normal">You must not publicise the deliverables or the award of any contract unless the Buyer have given written consent. For example, you are not allowed to make statements to the media about any bid or its contents.<text:line-break/></text:p>
      <text:h text:style-name="Heading_20_2" text:outline-level="2"><text:bookmark-start text:name="_Toc112061010"/><text:bookmark-start text:name="_Toc111818226"/><text:bookmark-start text:name="_Toc111560533"/><text:bookmark-start text:name="_Toc95972681"/>Our rights<text:bookmark-end text:name="_Toc112061010"/><text:bookmark-end text:name="_Toc111818226"/><text:bookmark-end text:name="_Toc111560533"/><text:bookmark-end text:name="_Toc95972681"/></text:h>
      <text:p text:style-name="Normal">We reserve the right to:</text:p>
      <text:list text:style-name="L6">
        <text:list-item>
          <text:p text:style-name="P25">Waive or change the requirements of this <text:span text:style-name="T28">Proposal</text:span> Pack from time to time without notice</text:p>
        </text:list-item>
        <text:list-item>
          <text:p text:style-name="P25">Verify information, seek clarification or require evidence or further information about your bid</text:p>
        </text:list-item>
        <text:list-item>
          <text:p text:style-name="P25">Withdraw this Proposal Pack at any time</text:p>
        </text:list-item>
        <text:list-item>
          <text:p text:style-name="P25">Choose not to award any contract</text:p>
        </text:list-item>
        <text:list-item>
          <text:p text:style-name="P25">Make any changes to the timetable, structure or content of the process</text:p>
        </text:list-item>
        <text:list-item>
          <text:p text:style-name="P25">Stop the process/not award a contract if: <text:bookmark text:name="_heading=h.2w5ecyt"/></text:p>
        </text:list-item>
      </text:list>
      <text:list text:style-name="L7">
        <text:list-item>
          <text:list>
            <text:list-item>
              <text:list>
                <text:list-item>
                  <text:list>
                    <text:list-item>
                      <text:list>
                        <text:list-item>
                          <text:p text:style-name="P26"><text:span text:style-name="Default_20_Paragraph_20_Font"><text:span text:style-name="T26">You submit a proposal that does not meet the requirement;</text:span></text:span><text:bookmark text:name="_heading=h.1baon6m"/></text:p>
                        </text:list-item>
                        <text:list-item>
                          <text:p text:style-name="P26"><text:span text:style-name="Default_20_Paragraph_20_Font"><text:span text:style-name="T26">Your proposal contains false or misleading information;</text:span></text:span><text:bookmark text:name="_heading=h.3vac5uf"/></text:p>
                        </text:list-item>
                        <text:list-item>
                          <text:p text:style-name="P26"><text:span text:style-name="Default_20_Paragraph_20_Font"><text:span text:style-name="T26">You fail to tell us of any change in the contracting arrangements between proposal submission and award;</text:span></text:span><text:bookmark text:name="_heading=h.2afmg28"/></text:p>
                        </text:list-item>
                        <text:list-item>
                          <text:p text:style-name="P26"><text:span text:style-name="Default_20_Paragraph_20_Font"><text:span text:style-name="T26">The change in the contracting arrangements would result in a breach of procurement law;</text:span></text:span><text:bookmark text:name="_heading=h.pkwqa1"/></text:p>
                        </text:list-item>
                        <text:list-item>
                          <text:p text:style-name="P26"><text:span text:style-name="Default_20_Paragraph_20_Font"><text:span text:style-name="T26">For any other reason provided in this Proposal Pack;</text:span></text:span><text:bookmark text:name="_heading=h.39kk8xu"/></text:p>
                        </text:list-item>
                        <text:list-item>
                          <text:p text:style-name="P26"><text:span text:style-name="Default_20_Paragraph_20_Font"><text:span text:style-name="T26">For any reason set out in the Public Contract Regulations 2015</text:span></text:span></text:p>
                        </text:list-item>
                      </text:list>
                    </text:list-item>
                  </text:list>
                </text:list-item>
              </text:list>
            </text:list-item>
          </text:list>
        </text:list-item>
      </text:list>
      <text:p text:style-name="P18"/>
      <text:h text:style-name="Heading_20_2" text:outline-level="2"><text:bookmark-start text:name="_Toc112061011"/><text:bookmark-start text:name="_Toc111818227"/><text:bookmark-start text:name="_Toc111560534"/><text:bookmark-start text:name="_Toc95972682"/><text:soft-page-break/>Consequences of misrepresentation<text:bookmark-end text:name="_Toc112061011"/><text:bookmark-end text:name="_Toc111818227"/><text:bookmark-end text:name="_Toc111560534"/><text:bookmark-end text:name="_Toc95972682"/></text:h>
      <text:p text:style-name="Normal">If a serious misrepresentation by you induces the Buyer to enter into a contract with you, you may be:</text:p>
      <text:list text:style-name="L8">
        <text:list-item>
          <text:p text:style-name="P27">Excluded from bidding for contracts for three years, under regulation 57(8)(h)(i) of the PCR 2015</text:p>
        </text:list-item>
        <text:list-item>
          <text:p text:style-name="P27">Sued by the Buyer for damages, the Buyer may rescind the contract under the Misrepresentation Act 1967</text:p>
        </text:list-item>
        <text:list-item>
          <text:p text:style-name="P27">If fraud, or fraudulent intent, can be proved, you may be prosecuted and convicted of the offence of fraud by false representation under s.2 of the Fraud Act 2006, which can carry a sentence of up to 10 years or a fine (or both)</text:p>
        </text:list-item>
        <text:list-item>
          <text:p text:style-name="P27">If there is a conviction, then your organisation must be excluded from procurement for five years under reg. 57(1) of the PCR 2015 (subject to self-cleaning)<text:line-break/></text:p>
        </text:list-item>
      </text:list>
      <text:h text:style-name="Heading_20_2" text:outline-level="2"><text:bookmark-start text:name="_Toc112061012"/><text:bookmark-start text:name="_Toc111818228"/><text:bookmark-start text:name="_Toc111560535"/><text:bookmark-start text:name="_Toc95972683"/>Proposal costs<text:bookmark-end text:name="_Toc112061012"/><text:bookmark-end text:name="_Toc111818228"/><text:bookmark-end text:name="_Toc111560535"/><text:bookmark-end text:name="_Toc95972683"/></text:h>
      <text:p text:style-name="Normal">We will not pay your bid costs for any reason, for example if we terminate or amend the competition.<text:line-break/></text:p>
      <text:h text:style-name="Heading_20_2" text:outline-level="2"><text:bookmark-start text:name="_Toc112061013"/><text:bookmark-start text:name="_Toc111818229"/><text:bookmark-start text:name="_Toc111560536"/><text:bookmark-start text:name="_Toc95972684"/>Warnings and disclaimers<text:bookmark-end text:name="_Toc112061013"/><text:bookmark-end text:name="_Toc111818229"/><text:bookmark-end text:name="_Toc111560536"/><text:bookmark-end text:name="_Toc95972684"/></text:h>
      <text:p text:style-name="Normal">Neither CCS nor the Buyer will be liable for:</text:p>
      <text:list text:style-name="L9">
        <text:list-item>
          <text:p text:style-name="P28">Where parts of the <text:span text:style-name="T28">Proposal</text:span> Pack are not accurate, adequate or complete</text:p>
        </text:list-item>
        <text:list-item>
          <text:p text:style-name="P28">For any written or verbal communications</text:p>
        </text:list-item>
        <text:list-item>
          <text:p text:style-name="P28">You must carry out your own due diligence and rely on your own enquiries</text:p>
        </text:list-item>
        <text:list-item>
          <text:p text:style-name="P28">This Bid Pack is not a commitment by CCS or the Buyer to enter into a contract<text:line-break/></text:p>
        </text:list-item>
      </text:list>
      <text:h text:style-name="Heading_20_2" text:outline-level="2"><text:bookmark-start text:name="_Toc112061014"/><text:bookmark-start text:name="_Toc111818230"/><text:bookmark-start text:name="_Toc111560537"/><text:bookmark-start text:name="_Toc95972685"/>Intellectual Property Rights<text:bookmark-end text:name="_Toc112061014"/><text:bookmark-end text:name="_Toc111818230"/><text:bookmark-end text:name="_Toc111560537"/><text:bookmark-end text:name="_Toc95972685"/></text:h>
      <text:p text:style-name="P31">The <text:span text:style-name="T28">Proposal</text:span> Pack remains our property. <text:s/>You must use the <text:span text:style-name="T28">Proposal</text:span> Pack only for this competition.</text:p>
      <text:p text:style-name="Normal">You allow us to copy, amend and reproduce your bid so we can:</text:p>
      <text:list text:style-name="L10">
        <text:list-item>
          <text:p text:style-name="P29">Run the competition</text:p>
        </text:list-item>
        <text:list-item>
          <text:p text:style-name="P29">Comply with law and guidance</text:p>
        </text:list-item>
        <text:list-item>
          <text:p text:style-name="P29">Carry out our business</text:p>
        </text:list-item>
      </text:list>
      <text:p text:style-name="Normal">Our advisors, subcontractors and other government bodies can use your bid for the same purposes.</text:p>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Noto Sans Symbols" svg:font-family="'Noto Sans Symbols'" style:font-family-generic="system"/>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fo:font-size="18pt" style:font-size-asian="18pt" style:font-size-complex="18pt"/>
    </style:style>
    <style:style style:name="WW_5f_CharLFO7LVL2" style:display-name="WW_CharLFO7LVL2" style:family="text">
      <style:text-properties fo:font-size="12pt" fo:font-weight="normal" style:font-size-asian="12pt" style:font-weight-asian="normal" style:font-size-complex="12pt"/>
    </style:style>
    <style:style style:name="WW_5f_CharLFO7LVL3" style:display-name="WW_CharLFO7LVL3" style:family="text">
      <style:text-properties fo:font-size="12pt" fo:font-weight="normal" style:font-size-asian="12pt" style:font-weight-asian="normal" style:font-size-complex="12pt"/>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9</text:page-number></text:span></text:span></text:p>
        <text:p text:style-name="Footer"><text:span text:style-name="Default_20_Paragraph_20_Font"><text:span text:style-name="MT1">Direct Award Proposal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Direct Award Proposal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9T13:47:00Z</meta:creation-date>
    <dc:date>2022-10-06T18:23:52.966641388</dc:date>
    <meta:editing-cycles>10</meta:editing-cycles>
    <meta:editing-duration>PT24M34S</meta:editing-duration>
    <meta:document-statistic meta:table-count="1" meta:image-count="0" meta:object-count="0" meta:page-count="10" meta:paragraph-count="146" meta:word-count="1683" meta:character-count="10202" meta:non-whitespace-character-count="8664"/>
    <meta:template xlink:type="simple" xlink:actuate="onRequest" xlink:title="" xlink:href="Normal"/>
  </office:meta>
</office:document-meta>
</file>